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nePrinter" svg:font-family="LinePrinter"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2pt" fo:font-style="normal" fo:font-weight="normal" officeooo:paragraph-rsid="0013df1b"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text-properties style:font-name="Times New Roman" fo:font-size="12pt" fo:font-style="normal" fo:font-weight="normal" officeooo:rsid="0013df1b" officeooo:paragraph-rsid="00174369"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text-properties style:font-name="Times New Roman" fo:font-size="12pt" fo:font-style="normal" fo:font-weight="normal" officeooo:rsid="0013df1b" officeooo:paragraph-rsid="0018bda4" style:font-name-asian="Times New Roman" style:font-size-asian="12pt" style:font-style-asian="normal" style:font-weight-asian="normal" style:font-name-complex="Times New Roman" style:font-size-complex="12pt" style:font-style-complex="normal" style:font-weight-complex="normal"/>
    </style:style>
    <style:style style:name="P5" style:family="paragraph" style:parent-style-name="Standard">
      <style:text-properties style:font-name="Times New Roman" fo:font-size="12pt" officeooo:paragraph-rsid="00174369" style:font-name-asian="Times New Roman" style:font-size-asian="12pt" style:font-name-complex="Times New Roman" style:font-size-complex="12pt"/>
    </style:style>
    <style:style style:name="P6" style:family="paragraph" style:parent-style-name="Standard">
      <style:text-properties style:font-name="Times New Roman" fo:font-size="12pt" officeooo:paragraph-rsid="0018bda4" style:font-name-asian="Times New Roman" style:font-size-asian="12pt" style:font-name-complex="Times New Roman" style:font-size-complex="12pt"/>
    </style:style>
    <style:style style:name="P7" style:family="paragraph" style:parent-style-name="Standard">
      <style:text-properties style:font-name="Times New Roman" fo:font-size="12pt" fo:font-weight="normal" officeooo:paragraph-rsid="0018bda4"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center" style:justify-single-word="false"/>
      <style:text-properties style:font-name="Times New Roman" fo:font-size="20pt" officeooo:paragraph-rsid="00174369" style:font-name-asian="Times New Roman" style:font-size-asian="20pt" style:font-name-complex="Times New Roman" style:font-size-complex="20pt"/>
    </style:style>
    <style:style style:name="P9" style:family="paragraph" style:parent-style-name="Standard">
      <style:text-properties officeooo:rsid="0013df1b" officeooo:paragraph-rsid="0013df1b"/>
    </style:style>
    <style:style style:name="P10" style:family="paragraph" style:parent-style-name="Standard">
      <style:text-properties fo:font-size="12pt" officeooo:paragraph-rsid="0018bda4" style:font-size-asian="12pt" style:font-size-complex="12pt"/>
    </style:style>
    <style:style style:name="P11" style:family="paragraph" style:parent-style-name="Standard">
      <style:text-properties style:font-name="LinePrinter" fo:font-size="12pt" fo:font-weight="normal" officeooo:paragraph-rsid="0018bda4" style:font-name-asian="LinePrinter" style:font-size-asian="12pt" style:font-weight-asian="normal" style:font-name-complex="LinePrinter" style:font-size-complex="12pt" style:font-weight-complex="normal"/>
    </style:style>
    <style:style style:name="P12" style:family="paragraph" style:parent-style-name="Standard">
      <style:text-properties style:font-name="LinePrinter" fo:font-size="10pt" officeooo:paragraph-rsid="00174369" style:font-name-asian="LinePrinter" style:font-size-asian="10pt" style:font-name-complex="LinePrinter" style:font-size-complex="10pt"/>
    </style:style>
    <style:style style:name="P13" style:family="paragraph" style:parent-style-name="Standard">
      <style:text-properties officeooo:paragraph-rsid="00174369"/>
    </style:style>
    <style:style style:name="P14" style:family="paragraph" style:parent-style-name="Standard">
      <style:text-properties officeooo:paragraph-rsid="0018bda4"/>
    </style:style>
    <style:style style:name="P1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6" style:family="paragraph" style:parent-style-name="Standard">
      <style:text-properties fo:font-size="24pt" fo:font-weight="bold" officeooo:rsid="001e0844" officeooo:paragraph-rsid="001e0844" style:font-size-asian="24pt" style:font-weight-asian="bold" style:font-size-complex="24pt" style:font-weight-complex="bold"/>
    </style:style>
    <style:style style:name="P17" style:family="paragraph" style:parent-style-name="Standard">
      <style:text-properties fo:font-size="24pt" fo:font-weight="bold" officeooo:rsid="001e0844" officeooo:paragraph-rsid="0020dcf8" style:font-size-asian="24pt" style:font-weight-asian="bold" style:font-size-complex="24pt" style:font-weight-complex="bold"/>
    </style:style>
    <style:style style:name="P18" style:family="paragraph" style:parent-style-name="Standard">
      <style:text-properties fo:font-size="24pt" fo:font-weight="bold" officeooo:rsid="0020dcf8" officeooo:paragraph-rsid="0020dcf8" style:font-size-asian="24pt" style:font-weight-asian="bold" style:font-size-complex="24pt" style:font-weight-complex="bold"/>
    </style:style>
    <style:style style:name="P19" style:family="paragraph" style:parent-style-name="Standard">
      <style:paragraph-properties fo:text-align="center" style:justify-single-word="false"/>
      <style:text-properties fo:font-size="48pt" style:font-size-asian="48pt" style:font-size-complex="48pt"/>
    </style:style>
    <style:style style:name="P20"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1" style:family="paragraph" style:parent-style-name="Standard">
      <style:paragraph-properties fo:text-align="center" style:justify-single-word="false"/>
      <style:text-properties fo:font-size="18pt" style:font-size-asian="18pt" style:font-size-complex="18pt"/>
    </style:style>
    <style:style style:name="P22" style:family="paragraph" style:parent-style-name="Standard">
      <style:text-properties fo:font-size="14pt" fo:font-style="italic" fo:font-weight="normal" officeooo:rsid="001b02c9" officeooo:paragraph-rsid="00144e7a" style:font-size-asian="14pt" style:font-size-complex="14pt"/>
    </style:style>
    <style:style style:name="P23" style:family="paragraph" style:parent-style-name="Standard">
      <style:text-properties fo:font-size="14pt" fo:font-weight="bold" style:font-size-asian="14pt" style:font-weight-asian="bold" style:font-size-complex="14pt" style:font-weight-complex="bold"/>
    </style:style>
    <style:style style:name="P24" style:family="paragraph" style:parent-style-name="Standard">
      <style:text-properties fo:font-size="14pt" fo:font-weight="bold" officeooo:rsid="001bfeae" officeooo:paragraph-rsid="001bfeae" style:font-size-asian="14pt" style:font-weight-asian="bold" style:font-size-complex="14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1e0844" officeooo:paragraph-rsid="001e0844" style:font-weight-asian="bold" style:font-weight-complex="bold"/>
    </style:style>
    <style:style style:name="P27" style:family="paragraph" style:parent-style-name="Heading_20_3">
      <style:text-properties fo:font-size="20pt" style:font-size-asian="20pt" style:font-size-complex="20pt"/>
    </style:style>
    <style:style style:name="P28" style:family="paragraph" style:parent-style-name="Heading_20_3">
      <style:text-properties fo:font-size="22pt" style:font-size-asian="22pt" style:font-size-complex="22pt"/>
    </style:style>
    <style:style style:name="P29" style:family="paragraph" style:parent-style-name="Standard">
      <style:paragraph-properties fo:break-before="page"/>
      <style:text-properties fo:font-size="12pt" officeooo:paragraph-rsid="0018bda4" style:font-size-asian="12pt" style:font-size-complex="12pt"/>
    </style:style>
    <style:style style:name="P30" style:family="paragraph" style:parent-style-name="Heading_20_1">
      <style:paragraph-properties fo:break-before="page"/>
      <style:text-properties fo:font-size="26pt" style:font-size-asian="26pt" style:font-size-complex="26pt"/>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Heading_20_2" style:master-page-name="Standard">
      <style:paragraph-properties style:page-number="auto" fo:break-before="page"/>
      <style:text-properties fo:font-size="24pt" style:font-size-asian="24pt" style:font-size-complex="24pt"/>
    </style:style>
    <style:style style:name="P34" style:family="paragraph" style:parent-style-name="Heading_20_2" style:master-page-name="Standard">
      <style:paragraph-properties style:page-number="auto" fo:break-before="page"/>
      <style:text-properties fo:font-size="24pt" officeooo:paragraph-rsid="00259ee8" style:font-size-asian="24pt" style:font-size-complex="24pt"/>
    </style:style>
    <style:style style:name="P35" style:family="paragraph" style:parent-style-name="Standard" style:list-style-name="L1">
      <style:text-properties style:font-name="Times New Roman" fo:font-size="12pt" fo:font-style="normal" fo:font-weight="normal" officeooo:rsid="0013df1b" officeooo:paragraph-rsid="0013df1b" style:font-name-asian="Times New Roman"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text-properties style:font-name="Times New Roman" fo:font-size="12pt" fo:font-style="normal" fo:font-weight="normal" officeooo:rsid="0013df1b" officeooo:paragraph-rsid="0013df1b" style:font-name-asian="Times New Roman" style:font-size-asian="12pt" style:font-style-asian="normal" style:font-weight-asian="normal" style:font-name-complex="Times New Roman" style:font-size-complex="12pt" style:font-style-complex="normal" style:font-weight-complex="normal"/>
    </style:style>
    <style:style style:name="P37" style:family="paragraph" style:parent-style-name="Standard">
      <style:text-properties style:font-name="Times New Roman" fo:font-size="12pt" fo:font-style="normal" fo:font-weight="normal" officeooo:rsid="0013df1b" officeooo:paragraph-rsid="00259ee8"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list-style-name="L2">
      <style:text-properties fo:font-size="12pt" fo:font-weight="normal" officeooo:paragraph-rsid="00259ee8" style:font-size-asian="12pt" style:font-weight-asian="normal" style:font-size-complex="12pt" style:font-weight-complex="normal"/>
    </style:style>
    <style:style style:name="P39" style:family="paragraph" style:parent-style-name="Standard" style:list-style-name="L4">
      <style:text-properties fo:font-size="12pt" fo:font-weight="normal" officeooo:paragraph-rsid="00259ee8" style:font-size-asian="12pt" style:font-weight-asian="normal" style:font-size-complex="12pt" style:font-weight-complex="normal"/>
    </style:style>
    <style:style style:name="P40" style:family="paragraph" style:parent-style-name="Standard">
      <style:text-properties fo:font-size="12pt" fo:font-weight="normal" officeooo:paragraph-rsid="00259ee8" style:font-size-asian="12pt" style:font-weight-asian="normal" style:font-size-complex="12pt" style:font-weight-complex="normal"/>
    </style:style>
    <style:style style:name="P41" style:family="paragraph" style:parent-style-name="Standard">
      <style:text-properties fo:font-size="12pt" fo:font-style="italic" officeooo:paragraph-rsid="00259ee8" style:font-size-asian="12pt" style:font-style-asian="italic" style:font-size-complex="12pt" style:font-style-complex="italic"/>
    </style:style>
    <style:style style:name="P42" style:family="paragraph" style:parent-style-name="Standard">
      <style:text-properties fo:font-size="20pt" officeooo:paragraph-rsid="00259ee8" style:font-size-asian="20pt" style:font-size-complex="20pt"/>
    </style:style>
    <style:style style:name="P43" style:family="paragraph" style:parent-style-name="Standard">
      <style:text-properties style:font-name="LinePrinter" fo:font-size="12pt" fo:font-weight="normal" officeooo:paragraph-rsid="00259ee8" style:font-name-asian="LinePrinter" style:font-size-asian="12pt" style:font-weight-asian="normal" style:font-name-complex="LinePrinter" style:font-size-complex="12pt" style:font-weight-complex="normal"/>
    </style:style>
    <style:style style:name="P44" style:family="paragraph" style:parent-style-name="Standard">
      <style:text-properties officeooo:paragraph-rsid="00259ee8"/>
    </style:style>
    <style:style style:name="P45" style:family="paragraph" style:parent-style-name="Standard" style:list-style-name="L1">
      <style:paragraph-properties fo:margin-left="1.27cm" fo:margin-right="0cm" fo:text-indent="-1.27cm" style:auto-text-indent="false"/>
      <style:text-properties style:font-name="Times New Roman" fo:font-size="12pt" fo:font-style="normal" fo:font-weight="normal" officeooo:paragraph-rsid="0013df1b"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list-style-name="L1">
      <style:paragraph-properties fo:margin-left="1.27cm" fo:margin-right="0cm" fo:text-indent="-1.27cm" style:auto-text-indent="false"/>
      <style:text-properties officeooo:paragraph-rsid="0013df1b"/>
    </style:style>
    <style:style style:name="P47" style:family="paragraph" style:parent-style-name="Standard" style:list-style-name="L2">
      <style:paragraph-properties fo:margin-left="0.499cm" fo:margin-right="0cm" fo:text-indent="-0.499cm" style:auto-text-indent="false"/>
      <style:text-properties fo:font-size="12pt" fo:font-weight="normal" officeooo:paragraph-rsid="00259ee8" style:font-size-asian="12pt" style:font-weight-asian="normal" style:font-size-complex="12pt" style:font-weight-complex="normal"/>
    </style:style>
    <style:style style:name="P48" style:family="paragraph" style:parent-style-name="Standard" style:list-style-name="L4">
      <style:paragraph-properties fo:margin-left="0.499cm" fo:margin-right="0cm" fo:text-indent="-0.499cm" style:auto-text-indent="false"/>
      <style:text-properties fo:font-size="12pt" fo:font-weight="normal" officeooo:paragraph-rsid="00259ee8" style:font-size-asian="12pt" style:font-weight-asian="normal" style:font-size-complex="12pt" style:font-weight-complex="normal"/>
    </style:style>
    <style:style style:name="T1"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style:font-name="Times New Roman" fo:font-size="12pt" style:font-name-asian="Times New Roman" style:font-size-asian="12pt" style:font-name-complex="Times New Roman" style:font-size-complex="12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T5"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20pt" style:font-size-asian="20pt" style:font-size-complex="20pt"/>
    </style:style>
    <style:style style:name="T9" style:family="text">
      <style:text-properties officeooo:rsid="00159813"/>
    </style:style>
    <style:style style:name="T10" style:family="text">
      <style:text-properties style:font-name="LinePrinter" fo:font-size="10pt" style:font-name-asian="LinePrinter" style:font-size-asian="10pt" style:font-name-complex="LinePrinter" style:font-size-complex="10pt"/>
    </style:style>
    <style:style style:name="T11" style:family="text">
      <style:text-properties style:font-name="LinePrinter" fo:font-size="12pt" style:font-name-asian="LinePrinter" style:font-size-asian="12pt" style:font-name-complex="LinePrinter" style:font-size-complex="12pt"/>
    </style:style>
    <style:style style:name="T12" style:family="text">
      <style:text-properties officeooo:rsid="00174369"/>
    </style:style>
    <style:style style:name="T13" style:family="text">
      <style:text-properties officeooo:rsid="0018bda4"/>
    </style:style>
    <style:style style:name="T14" style:family="text">
      <style:text-properties officeooo:rsid="00199606"/>
    </style:style>
    <style:style style:name="T15" style:family="text">
      <style:text-properties officeooo:rsid="0020dcf8"/>
    </style:style>
    <style:style style:name="T16" style:family="text">
      <style:text-properties officeooo:rsid="00221113"/>
    </style:style>
    <style:style style:name="Sect1" style:family="section">
      <style:section-properties style:editable="false">
        <style:columns fo:column-count="1" fo:column-gap="0cm"/>
      </style:section-properties>
    </style:style>
    <text:list-style style:name="L1">
      <text:list-level-style-number text:level="1" style:num-format="1">
        <style:list-level-properties text:min-label-width="1.27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achhochschule Hannover</text:p>
      <text:p text:style-name="P18">Programmieraufgabe PA7 </text:p>
      <text:p text:style-name="P17"><text:span text:style-name="T15">im Fach SWT1 im </text:span>WS <text:span text:style-name="T16">19</text:span>98/<text:span text:style-name="T16">1999</text:span></text:p>
      <text:p text:style-name="P16">Prüfer: Prof. Lindemann</text:p>
      <text:p text:style-name="P26"/>
      <text:p text:style-name="P26"/>
      <text:p text:style-name="P25"/>
      <text:p text:style-name="P25"/>
      <text:p text:style-name="P20"><text:bookmark-start text:name="__RefHeading__2533_1009166538"/>WLength<text:bookmark-end text:name="__RefHeading__2533_1009166538"/></text:p>
      <text:p text:style-name="P19"/>
      <text:p text:style-name="P15">Aufgabenstellung:</text:p>
      <text:p text:style-name="P15">Auswertung der in einem Text auftretenden Wortlängen und ihrer Häufigkeit </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opyright 199<text:span text:style-name="T14">8</text:span>-2015 Rolf Hemmerling</text:p>
      <text:p text:style-name="P22">Licensed under the Apache License, Version 2.0</text:p>
      <text:p text:style-name="Standard"/>
      <text:p text:style-name="P23">Rolf Hemmerling</text:p>
      <text:p text:style-name="P23">M-Nr. 916657</text:p>
      <text:p text:style-name="P24">Hannover, 1998-12-14</text:p>
      <text:h text:style-name="P30"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210_407628996" text:style-name="Index_20_Link" text:visited-style-name="Index_20_Link">1 Spezifikation<text:tab/>3</text:a></text:p>
          <text:p text:style-name="P31"><text:a xlink:type="simple" xlink:href="#__RefHeading__212_407628996" text:style-name="Index_20_Link" text:visited-style-name="Index_20_Link">Detail-Spezifikation<text:tab/>3</text:a></text:p>
          <text:p text:style-name="P32"><text:a xlink:type="simple" xlink:href="#__RefHeading__731_166336707" text:style-name="Index_20_Link" text:visited-style-name="Index_20_Link">2 Entwurf<text:tab/>5</text:a></text:p>
          <text:p text:style-name="P32"><text:a xlink:type="simple" xlink:href="#__RefHeading__710_407628996" text:style-name="Index_20_Link" text:visited-style-name="Index_20_Link">3 Benutzeranleitung<text:tab/>8</text:a></text:p>
          <text:p text:style-name="P31"><text:a xlink:type="simple" xlink:href="#__RefHeading__712_407628996" text:style-name="Index_20_Link" text:visited-style-name="Index_20_Link">3.1 Funktion<text:tab/>8</text:a></text:p>
          <text:p text:style-name="P31"><text:a xlink:type="simple" xlink:href="#__RefHeading__714_407628996" text:style-name="Index_20_Link" text:visited-style-name="Index_20_Link">3.2 Bedienung<text:tab/>8</text:a></text:p>
          <text:p text:style-name="P31"><text:a xlink:type="simple" xlink:href="#__RefHeading__716_407628996" text:style-name="Index_20_Link" text:visited-style-name="Index_20_Link">3.3 Eingabeformat<text:tab/>8</text:a></text:p>
          <text:p text:style-name="P31"><text:a xlink:type="simple" xlink:href="#__RefHeading__718_407628996" text:style-name="Index_20_Link" text:visited-style-name="Index_20_Link">3.4 Ausgabeformat<text:tab/>9</text:a></text:p>
          <text:p text:style-name="P31"><text:a xlink:type="simple" xlink:href="#__RefHeading__720_407628996" text:style-name="Index_20_Link" text:visited-style-name="Index_20_Link">3.5 Programm-Beschränkungen<text:tab/>9</text:a></text:p>
          <text:p text:style-name="P31"><text:a xlink:type="simple" xlink:href="#__RefHeading__722_407628996" text:style-name="Index_20_Link" text:visited-style-name="Index_20_Link">3.6 Beispieldatei<text:tab/>9</text:a></text:p>
          <text:p text:style-name="P31"><text:a xlink:type="simple" xlink:href="#__RefHeading__724_407628996" text:style-name="Index_20_Link" text:visited-style-name="Index_20_Link">3.7 Programmausgaben<text:tab/>9</text:a></text:p>
          <text:p text:style-name="P32"><text:a xlink:type="simple" xlink:href="#__RefHeading__726_407628996" text:style-name="Index_20_Link" text:visited-style-name="Index_20_Link">4 Testprotokolle<text:tab/>10</text:a></text:p>
        </text:index-body>
      </text:table-of-content>
      <text:p text:style-name="P9"/>
      <text:h text:style-name="P33" text:outline-level="2"><text:bookmark-start text:name="__RefHeading__210_407628996"/><text:span text:style-name="T9">1 </text:span>Spezifikation<text:bookmark-end text:name="__RefHeading__210_407628996"/></text:h>
      <text:p text:style-name="P2">In einem ASCII-Text mit maximal 2048 Zeichen sollen die Wortlängen analysiert werden.</text:p>
      <text:p text:style-name="P2"/>
      <text:h text:style-name="P27" text:outline-level="3"><text:bookmark-start text:name="__RefHeading__212_407628996"/>Detail-Spezifikation<text:bookmark-end text:name="__RefHeading__212_407628996"/></text:h>
      <text:list xml:id="list33352508" text:style-name="L1">
        <text:list-item>
          <text:p text:style-name="P45">Es ist ein Unterprogramm im 8086 MASM Assembler-Code anzufertigen.</text:p>
          <text:p text:style-name="P45"/>
          <text:p text:style-name="P45"/>
        </text:list-item>
        <text:list-item>
          <text:p text:style-name="P45">Ein MICROSOFT-C Programm WLENGTH.EXE soll das 8086 Assembler-Unterprogramm (mehrmals) aufrufen und zusammen mit einer Batch-Datei eine sinnvolle Testumgebung bilden.</text:p>
          <text:p text:style-name="P45"/>
        </text:list-item>
        <text:list-item>
          <text:p text:style-name="P45">Das gewähltes Speichermodell für das MICROSOFT-C Programm und das 8086 Assembler-Unterprogramm sollte „LARGE“ sein.</text:p>
          <text:p text:style-name="P45"/>
        </text:list-item>
        <text:list-item>
          <text:p text:style-name="P45">Das Programm sollte auf folgender Hardware lauffähig sein: IBM-PC/AT und PENTIUM kompatible Rechner ab 8088 / 8086 Prozessor, Betriebssystem MSDOS.</text:p>
          <text:p text:style-name="P45"/>
        </text:list-item>
        <text:list-item>
          <text:p text:style-name="P45">Der zu analysierende Text ist ein ASCII-Text <text:s/>(ASCII-Zeichensatz oder IBM-PC Zeichensatz). 1 Zeichen belegt 1 Byte.</text:p>
          <text:p text:style-name="P45"/>
        </text:list-item>
        <text:list-item>
          <text:p text:style-name="P45">Es sollen Wortlängen von bis zu 255 Zeichen verarbeitet werden, alle darüber hinausgehenden Wörter mit größerer Wortlänge sollten in einer Häufigkeit zusammengefaßt werden. Eine Wortlänge soll bis zu 65534 Mal auftauchen dürfen, noch höhere Häufigkeiten sollten pauschal als ein Wert erfaßt werden. Eine Dateizeile soll bis zu 2048 Zeichen lang sein dürfen. </text:p>
          <text:p text:style-name="P45"/>
        </text:list-item>
        <text:list-item>
          <text:p text:style-name="P45">Der Text soll zeilenweise eingelesen, so daß die Verwendung des Programms bzw. das Unterprogramms nicht auf Dateien mit einer Maximallänge von 2048 Zeichen beschränkt ist. Das Assembler-Unterprogramm soll einmal pro Zeile aufgerufen werden, d.h. es sollen über per Ident (Call by Reference) übergebene Parameter-Daten von einem Aufruf zum nächsten Aufruf übertragen und <text:s/>bei jedem Unterprogrammaufruf gegebenenfalls aktualisiert werden</text:p>
          <text:p text:style-name="P45"/>
        </text:list-item>
        <text:list-item>
          <text:p text:style-name="P45">Textqualität: Der Text enthält die in lesbaren ASCII-Texten üblichen Zeichen, insbesondere sind Zeilen durch das übliche Zeilenende-Zeichen markiert. Es wird vorausgesetzt, daß ein Zeichen mit dem numerischen Wert „0“ im Text nicht auftritt. Dieser Wert wird in der Programmiersprache C zum Terminieren von Strings benutzt.</text:p>
          <text:p text:style-name="P45"/>
        </text:list-item>
        <text:list-item>
          <text:p text:style-name="P45">Aus Kompatibilität zu Unix-Utilities sollen das Leerzeichen (SPACE = 0x020) und das Dateizeilenende die einzigen Worttrenner sein.</text:p>
          <text:p text:style-name="P45"/>
        </text:list-item>
        <text:list-item>
          <text:p text:style-name="P45">Das Unterprogramm soll seine Daten in einer einspaltigen Tabelle zurückgeben. Sie soll die Häufigkeiten der Worte von 1 bis 254 Zeichen sowie die Summe der Häufigkeiten <text:s/>aller Worte, die länger sind, enthalten, wobei als Index die um eins verringerte Wortlänge dienen soll.</text:p>
          <text:p text:style-name="P45"/>
        </text:list-item>
        <text:list-item>
          <text:p text:style-name="P46"><text:soft-page-break/><text:span text:style-name="T1">Das Programm WLENGTH.EXE soll diese Daten in Form einer zweispaltigen Tabelle auf der Standard-Ausgabe ausgeben. Die erste Spalte der Ausgabe von WLENGTH soll </text:span><text:span text:style-name="T1">die Wortlänge enthalten, die zweite Spalte die dazugehörige Auftretenshäufigkeit im Text. Es sollen nur solche Wortlängen ausgegeben, die auch im Text aufgetreten sind. Wortlängen mit der Häufigkeit 0 sollen also bei der Ausgabe unterdrückt. Diese zweispaltige Ausgabe soll <text:s/>zur Weiterverarbeitung mittels des MSDOS-Systemprogramms SORT.EXE oder mittels Unix-Tools ( SED, AWK, PERL,.. ) geeignet sein.</text:span></text:p>
          <text:p text:style-name="P45"/>
        </text:list-item>
        <text:list-item>
          <text:p text:style-name="P45">Das Programm WLENGTH.EXE soll ähnlich wie Unix-Utilities gestaltet werdem: Die Eingabe soll von Stdin gelesen, die Ausgabe nach Stdout <text:s/>gedruckt und eventuelle Fehlermeldungen von WLENGTH.EXE über die Stderr-Ausgabe abgesetzt werden.</text:p>
          <text:p text:style-name="P45"/>
        </text:list-item>
        <text:list-item>
          <text:p text:style-name="P35">WLENGTH.EXE soll ein <text:s/>Bruder des Unix-Utility WC (WordCount) werden. WC ermittelt bekanntermaßen die a) die Anzahl der Dateizeilen b) die Anzahl <text:s/>der durch Leerzeichen und Dateizeilenende getrennten ganzen Wörter sowie c) die Dateigröße in Bytes. Die Funktionen von WC sollen in WLENGTH.EXE nicht implementiert werden.</text:p>
        </text:list-item>
      </text:list>
      <text:p text:style-name="P36"/>
      <text:h text:style-name="P34" text:outline-level="2"><text:bookmark-start text:name="__RefHeading__731_166336707"/><text:span text:style-name="T9">2 </text:span>Entwurf<text:bookmark-end text:name="__RefHeading__731_166336707"/></text:h>
      <text:p text:style-name="P42"/>
      <text:p text:style-name="P41">Die hier in Klammern angegebenen Ziffern entsprechen denjenigen bei den Detail-Spezifikationen !</text:p>
      <text:p text:style-name="P40"/>
      <text:p text:style-name="P44"><text:span text:style-name="T6">Das Projekt wurde mit MICROSOFT VISUAL C++ 1.5x und MICROSOFT MASM 5.x entwickelt (Projekttyp „MSDOS Application (EXE)“ </text:span><text:span text:style-name="T8">(1)(4)</text:span><text:span text:style-name="T6">, die Projektdateien stehen im Verzeichnis „C:\USERS\WLENGTH“.Beachten Sie, daß der Assembler mit dem Parameter „/Ml“ aufgerufen werden muß, damit die Groß- und Kleinschreibung von Symbolen auch in den Symboltabellen aufrechterhalten wird.</text:span></text:p>
      <text:p text:style-name="P40"/>
      <text:p text:style-name="P44"><text:span text:style-name="T6">Der Unterprogramm-Parameterstack des Assembler-Unterprogramms aus Sicht des Assemblers wird im Quelltext dargestellt. Aus der Dokumentation von MICROSOFT VISUAL C++ <text:s/>ist eine Darstellung der FAR-Parameterübergabe beim hier verwendeten LARGE-Modell </text:span><text:span text:style-name="T8">(3)</text:span><text:span text:style-name="T6"> auf einer eigenen Seite beigefügt. Bei der Programmierspache „C“ werden die Parameter von rechts nach links auf den Stack gebracht.</text:span></text:p>
      <text:p text:style-name="P40"/>
      <text:p text:style-name="P44"><text:span text:style-name="T6">Das Hauptprogramm liest in einer Schleife </text:span><text:span text:style-name="T8">(7)</text:span><text:span text:style-name="T6"> die einzelnen Dateizeilen einer Datei mit ASCII- oder PC-Zeichensatz ein </text:span><text:span text:style-name="T8">(5)</text:span><text:span text:style-name="T6">. Für jede Dateizeile wird das Unterprogramm zur Wortlaengenanalyse aufgerufen. Das Unterprogramm durchläuft eine Schleife, in der Worte erkannt werden. Jedes gefundene Wort bewirkt ein Update (d.h. Zählererhöhung) in einer Spalte der Ausgabetabelle, die seiner Wortlänge entspricht. Bei Dateiende werden die Ergebnisse in einer zweispaltigen Tabelle ausgegeben </text:span><text:span text:style-name="T8">(11)</text:span></text:p>
      <text:p text:style-name="P40"/>
      <text:p text:style-name="P44"><text:span text:style-name="T6">Die Benutzeroberfläche bzw. Bedienung des Programms geschieht wie gefordert im Unix-Stil </text:span><text:span text:style-name="T8">(12)(13)</text:span><text:span text:style-name="T6">, deren Bedienungsfreundlichkeit mit Hilfe einer Batch-Datei </text:span><text:span text:style-name="T8">(2)</text:span><text:span text:style-name="T6"> verbessert wurde .</text:span></text:p>
      <text:p text:style-name="P40"/>
      <text:p text:style-name="P40">Ein Zustandsdiagramm für die Ermittelung der Wortlängen befindet sich auf einer eigenen Seite.</text:p>
      <text:p text:style-name="P40"/>
      <text:p text:style-name="P40">Ein Flußdiagramm für das Hauptprogramm und ein weiteres für das Unterprogramm befinden sich jeweils auf einer eigenen Seite.</text:p>
      <text:p text:style-name="P40"/>
      <text:p text:style-name="P44"><text:span text:style-name="T6">Entwurf der Deklaration des Unterprogramms (ANSI-C): Es wird zunächst eine Version in C entworfen, die zum Austesten des Algorithmus dient und später zur Kontrolle der Assembler-Version </text:span><text:span text:style-name="T8">(1)</text:span><text:span text:style-name="T6"> des Unterprogramms.</text:span></text:p>
      <text:p text:style-name="P40"/>
      <text:p text:style-name="P43">extern int GP_wlength1(unsigned int *IV_anzeige,</text:p>
      <text:p text:style-name="P43"><text:s text:c="23"/>char *IV_puffer,</text:p>
      <text:p text:style-name="P43"><text:s text:c="23"/>unsigned int VV_laenge);</text:p>
      <text:p text:style-name="P43">int GP_wlength2(unsigned int *IV_anzeige,</text:p>
      <text:p text:style-name="P43"><text:s text:c="16"/>char *IV_puffer,</text:p>
      <text:p text:style-name="P43"><text:s text:c="17"/>unsigned int VV_laenge);</text:p>
      <text:p text:style-name="P40"/>
      <text:p text:style-name="P44"><text:span text:style-name="T6">Das Unterprogramm erhält einen Zeiger auf die Dateizeile, einen Zeiger auf die eindimensionale </text:span><text:soft-page-break/><text:span text:style-name="T6">Tabelle mit den aufsummierten Häufigkeiten sowie <text:s/>als Value-Parameter die Länge der Dateizeile. Mit Hilfe des String-Befehls SCASB in Verbindung mit den Wiederholungsprefixen REPZ <text:s/>und REPNZ wird die Dateizeile durchsucht und pro gefundenem Wort ein Tabelleneintrag um den Wert 1 (1 Wort gefunden) erhöht </text:span><text:span text:style-name="T8">(10)</text:span><text:span text:style-name="T6">.</text:span></text:p>
      <text:p text:style-name="P40"/>
      <text:p text:style-name="P40">Folgende Fälle sind im Besonderen beim Design der Wortlängenanalyse zu berücksichtigen, wobei „-“ für ein Leerzeichen steht und eine Dateizeile lediglich aus den aufgeführten Zeichen besteht:</text:p>
      <text:list xml:id="list33342983" text:style-name="L2">
        <text:list-item>
          <text:p text:style-name="P47">_hallo</text:p>
        </text:list-item>
        <text:list-item>
          <text:p text:style-name="P47">hallo_</text:p>
        </text:list-item>
        <text:list-item>
          <text:p text:style-name="P47">hallo_x</text:p>
        </text:list-item>
        <text:list-item>
          <text:p text:style-name="P47">x_hallo</text:p>
        </text:list-item>
        <text:list-item>
          <text:p text:style-name="P38">x</text:p>
        </text:list-item>
      </text:list>
      <text:p text:style-name="P40"/>
      <text:p text:style-name="P40"><text:s/>Im Fall (b) wird die zweite SCASB-Anweisung durch CX=0 und das Leerzeichen gleich doppelt gestoppt, der Zeiger zeigt hinter das <text:s/>„-“ Zeichen. Im Fall (c) wird die zweite SCASB-Anweisung durch das Leerzeichen („_“) gestoppt, der Zeiger steht auf dem „x“. <text:s/>(e) ist ähnlich wie (c)</text:p>
      <text:p text:style-name="P40"><text:s/></text:p>
      <text:p text:style-name="P44"><text:span text:style-name="T6">Man führe sich vor Augen, daß innerhalb des Unterprogramms immer abwechselnd auf ein Zeichen </text:span><text:span text:style-name="T7">ungleich</text:span><text:span text:style-name="T6"> dem Leerzeichen (SPACE) und danach auf ein Zeichen </text:span><text:span text:style-name="T7">gleich</text:span><text:span text:style-name="T6"> dem Leerzeichen getestet wird. Im Fall (3) wird das Leerzeichen quasi „überrannt“. Der folgende Einzelbuchstabe würde von der ersten SCASB-Anweisung quasi „verschluckt“, wenn keine Korrektur des Zeichen-Zeigers ES:DI und des Zählers CX erfolgt. Die Korrektur erfolgt genau dann, wenn die Suche jeweils erfolgreich war. Erst nach der Korrektur wird geprüft, ob die Zeichenkette abgearbeitet ist.</text:span></text:p>
      <text:p text:style-name="P40"/>
      <text:p text:style-name="P44"><text:span text:style-name="T6">Die im Hauptprogramm verwendete Bibliotheksfunktion „gets“ löscht das Dateizeilenende-Zeichen und ersetzt es durch den Unix-Stringterminator <text:s/>\00. Ohne diese Ersetzung müßte das Unterprogramm sowohl das Leerzeichen als auch das Dateiende-Zeichen als Wortende-Zeichen behandeln </text:span><text:span text:style-name="T8">(9)</text:span><text:span text:style-name="T6">. REPNZ SCASB und REPZ SCASB wären in dieser Situation dann nicht verwendbar, da SCASB immer nur </text:span><text:span text:style-name="T7">einen</text:span><text:span text:style-name="T6"> Wert (in AL) mit dem Inhalt des Strings vergleicht.</text:span></text:p>
      <text:p text:style-name="P40"/>
      <text:p text:style-name="P44"><text:span text:style-name="T6">Die geforderte Umgehung von künstlichen Beschränkungen bei der Verarbeitung größerer Dateien typischer Struktur wurde realisiert </text:span><text:span text:style-name="T8">( 6)(7)(10)</text:span><text:span text:style-name="T6">. Nach wie vor sind nur reine Textdateien im ASCII- oder PC-Zeichensatz Format zur Eingabe freigegeben </text:span><text:span text:style-name="T8">(8)</text:span><text:span text:style-name="T6">.</text:span></text:p>
      <text:p text:style-name="P44"/>
      <text:p text:style-name="P44"/>
      <text:p text:style-name="P44">Testansätze<text:span text:style-name="T6">:</text:span></text:p>
      <text:list xml:id="list33371985" text:style-name="L4">
        <text:list-item>
          <text:p text:style-name="P48">Die oben genannten zu beachtenden Beispiele, abgelegt in kleinen, überschaubaren Dateien, können zunächst mit der C-Version, dann mit der Assemblerversion des Unterprogramms zum Überprüfen des Algorithmus bzw. dessen Realisierung verwendet werden.</text:p>
          <text:p text:style-name="P48"/>
        </text:list-item>
        <text:list-item>
          <text:p text:style-name="P48">In einer ersten Phase können zusätzliche Ausgaben Hinweise darauf geben, in welchem Abschnitt welche Berechnungsergebnisse auftreten.. Im C-Quelltext <text:s/>können diese mit #ifdef DEBUG_VERSION ..#endif eingebunden werden, im Assembler-Unterprogramm können Macros zum Einsatz kommen, die über die Betriebssystemsschnittstelle von MSDOS (Int 21h) einfache Ausgaben machen. Für die Datei WLENASM.ASM wurden die Macros und Testfunktionen in die Dateien MACRO.ASM und TEST.ASM verlegt (siehe Diskette). Individuell können dann Aufrufe dieser Macros an <text:s/>geeigneten Stellen während des Testvorgangs angebracht werden, z.B. um den Weg zu prüfen, den das Programm bei einer <text:soft-page-break/>Verzweigung eingeschlagen hat.</text:p>
          <text:p text:style-name="P48"/>
        </text:list-item>
        <text:list-item>
          <text:p text:style-name="P48">Alternativ kann natürlich mit dem C-Debugger das Unterprogramm zu Testzwecken im Einzelschritt durchlaufen werden</text:p>
          <text:p text:style-name="P48"/>
        </text:list-item>
        <text:list-item>
          <text:p text:style-name="P39">Andere Text-Processing Programme wie WC (WordCount) <text:s/>können hinzugezogen werden, um z.B. die Gesamtzahl erkannter Worte zu überprüfen</text:p>
        </text:list-item>
      </text:list>
      <text:p text:style-name="P37"><text:s/></text:p>
      <text:h text:style-name="P33" text:outline-level="2"><text:bookmark-start text:name="__RefHeading__710_407628996"/><text:span text:style-name="T12">3 </text:span>Benutzeranleitung<text:bookmark-end text:name="__RefHeading__710_407628996"/></text:h>
      <text:p text:style-name="P8"/>
      <text:h text:style-name="P28" text:outline-level="3"><text:bookmark-start text:name="__RefHeading__712_407628996"/><text:span text:style-name="T12">3.1 </text:span>Funktion<text:bookmark-end text:name="__RefHeading__712_407628996"/></text:h>
      <text:p text:style-name="P5">Das Programm WLENGTH.EXE dient in Verbindung mit der Batch-Datei ANALYSE.BAT zur Auswertung der in einem Text auftretenden Wortlängen und ihrer Häufigkeit. </text:p>
      <text:p text:style-name="P5"/>
      <text:h text:style-name="P27" text:outline-level="3"><text:bookmark-start text:name="__RefHeading__714_407628996"/><text:span text:style-name="T12">3.2 </text:span>Bedienung<text:bookmark-end text:name="__RefHeading__714_407628996"/></text:h>
      <text:p text:style-name="P13"><text:span text:style-name="T2"><text:s/>WLENGTH.EXE ist ein kommandozeilenorientiertes Utility für MSDOS im Unix-Stil, das <text:s/>von <text:s/>der Standard-Eingabe (stdin) liest und über Standard-Ausgabe (stdout) die Ergebnisse ausgibt. Über die Batch-Datei ANALYSE.BAT wird das Programm WLENGTH.EXE bedient. Ohne Parameter aufgerufen, erklärt ANALYSE.BAT seine Funktion und liefert auch ein Aufruf-Beispiel <text:s/>( zur Verarbeitung der Beispiel-Datei „</text:span><text:span text:style-name="T3">datei.txt</text:span><text:span text:style-name="T2">“ ).</text:span></text:p>
      <text:p text:style-name="P5"/>
      <text:p text:style-name="P12">ANALYSE.BAT</text:p>
      <text:p text:style-name="P12">(c) 1998 Copyright Rolf Hemmerling</text:p>
      <text:p text:style-name="P12">Zweck: <text:s text:c="4"/>Auswertung der in einem Text auftretende</text:p>
      <text:p text:style-name="P12"><text:s text:c="11"/>Wortlaengen und ihre Haeufigkeit</text:p>
      <text:p text:style-name="P12">Verwendet: WLENGTH.EXE, SORT.EXE, COMP.EXE, TYPE</text:p>
      <text:p text:style-name="P12">Format: <text:s text:c="3"/>ANALYSE datei.txt</text:p>
      <text:p text:style-name="P13"><text:span text:style-name="T10">Beispiel: <text:s/>"ANALYSE datei.txt | MORE</text:span><text:span text:style-name="T11">"</text:span></text:p>
      <text:p text:style-name="P5"/>
      <text:p text:style-name="P5">WLENGTH kennt den Kommandozeilen-Parameter „-k“. Bei Aufruf von WLENGTH.EXE in der Form</text:p>
      <text:p text:style-name="P5"/>
      <text:p text:style-name="P5">WLENGTH -k &lt;datei.txt</text:p>
      <text:p text:style-name="P5"/>
      <text:p text:style-name="P5">wird zu Kontrollzwecken nicht die Assembler-Routine, sondern eine in C formulierte Routine zur Ermittelung der Häufigkeit von Wortlängen aufgerufen. Die Batch-Datei ANALYSE.BAT erlaubt mittels des MSDOS-Systemprogramms COMP.EXE, die Ausgaben eines Laufs mit und eines Laufs ohne Kommandozeilen-Parameter „-k“ zu vergleichen. Es wird vom Benutzer erwartet, daß er mit einem geeigneten Texteditor die Datei ANALYSE.BAT gemäß seinen Bedürfnissen anpaßt.</text:p>
      <text:p text:style-name="P5"/>
      <text:h text:style-name="P27" text:outline-level="3"><text:bookmark-start text:name="__RefHeading__716_407628996"/><text:span text:style-name="T12">3.3 </text:span>Eingabeformat<text:bookmark-end text:name="__RefHeading__716_407628996"/></text:h>
      <text:p text:style-name="P13"><text:span text:style-name="T2">Es können normale ASCII-Text oder Texte im PC-Zeichensatz verarbeitet werden, wie sie mit jedem Texteditor unter MSDOS <text:s/>(EDIT.EXE) oder WINDOWS (NOTEPAD.EXE) erzeugt werden. Es gilt zu beachten, daß die meisten Textverarbeitungen <text:s/>(WRITE, <text:s/>WORDPAD, WORD,..) sowohl unter MSDOS als auch WINDOWS ihre Texte per Default-Einstellung </text:span><text:span text:style-name="T4">nicht</text:span><text:span text:style-name="T2"> im PC-Zeichensatz abspeichern.</text:span></text:p>
      <text:p text:style-name="P5"/>
      <text:h text:style-name="P27" text:outline-level="3"><text:bookmark-start text:name="__RefHeading__718_407628996"/><text:soft-page-break/><text:span text:style-name="T12">3.4 </text:span>Ausgabeformat<text:bookmark-end text:name="__RefHeading__718_407628996"/></text:h>
      <text:p text:style-name="P13"><text:span text:style-name="T2">Das Unterprogramm gibt seine Daten in einer </text:span><text:span text:style-name="T3">einspaltigen</text:span><text:span text:style-name="T2"> Tabelle zurück. Sie enthält die Häufigkeiten der Worte von 1 bis 255 Zeichen sowie die Summe der Häufigkeiten <text:s/>aller Worte, die länger sind, wobei als Index die um eins verringerte Wortlänge dient.</text:span></text:p>
      <text:p text:style-name="P13"><text:span text:style-name="T2"><text:s/>Das Programm WLENGTH.EXE druckt diese Daten in Form einer </text:span><text:span text:style-name="T3">zweispaltigen Tabelle</text:span><text:span text:style-name="T2"> auf der Standard-Ausgabe (stdout) ab. Die </text:span><text:span text:style-name="T3">erste Spalte </text:span><text:span text:style-name="T2">der Ausgabe von WLENGTH enthält die</text:span><text:span text:style-name="T3"> Wortlänge</text:span><text:span text:style-name="T2">, die </text:span><text:span text:style-name="T3">zweite Spalte</text:span><text:span text:style-name="T2"> die dazugehörige </text:span><text:span text:style-name="T3">Auftretenshäufigkeit</text:span><text:span text:style-name="T2"> im Text. Es werden nur solche Wortlängen ausgegeben, die auch im Text aufgetreten sind. Wortlängen mit der Häufigkeit 0 werden also bei der Ausgabe unterdrückt. </text:span><text:span text:style-name="T4">Diese zweispaltige Ausgabe ist geeignet, mittels des MSDOS-Systemprogramms SORT.EXE oder mittels Unix-Tools ( SED, AWK, PERL,.. ) weiterverarbeitet zu werden</text:span><text:span text:style-name="T2">. Eventuelle Fehlermeldungen von WLENGTH.EXE werden über die Standard-Fehlerausgabe (stderr) abgesetzt.</text:span></text:p>
      <text:p text:style-name="P5"/>
      <text:h text:style-name="P27" text:outline-level="3"><text:bookmark-start text:name="__RefHeading__720_407628996"/><text:span text:style-name="T12">3.5 </text:span>Programm-Beschränkungen<text:bookmark-end text:name="__RefHeading__720_407628996"/></text:h>
      <text:p text:style-name="P5">Es werden Wortlängen von bis zu 255 Zeichen verarbeitet, alle darüber hinausgehenden Wörter mit größerer Wortlänge werden in einer Häufigkeit zusammengefaßt. Eine Wortlänge darf bis zu 65534 Mal auftauchen, noch höhere Häufigkeiten werden pauschal als ein Wert erfaßt. Eine Dateizeile kann bis zu 2048 Zeichen lang sein. </text:p>
      <text:p text:style-name="P5"/>
      <text:h text:style-name="P27" text:outline-level="3"><text:bookmark-start text:name="__RefHeading__722_407628996"/><text:span text:style-name="T12">3.6 </text:span>Beispieldatei<text:bookmark-end text:name="__RefHeading__722_407628996"/></text:h>
      <text:p text:style-name="P5">Es wird eine Beispiel-Textdatei „datei.txt“ mitgeliefert. </text:p>
      <text:p text:style-name="P5"/>
      <text:h text:style-name="P27" text:outline-level="3"><text:bookmark-start text:name="__RefHeading__724_407628996"/><text:span text:style-name="T12">3.7 </text:span>Programmausgaben<text:bookmark-end text:name="__RefHeading__724_407628996"/></text:h>
      <text:p text:style-name="P5">Ein Beispiel für die Ausgaben des Progamms findet sich im Abschnitt „Testprotokolle“. </text:p>
      <text:p text:style-name="P3"/>
      <text:h text:style-name="P33" text:outline-level="2"><text:bookmark-start text:name="__RefHeading__726_407628996"/><text:span text:style-name="T13">4 </text:span>Testprotokolle<text:bookmark-end text:name="__RefHeading__726_407628996"/></text:h>
      <text:p text:style-name="P7">Wird WLENGTH mit dem Parameter „-k“ aufgerufen, so wird nicht die Assembler-Routine, sondern eine in C formulierte Routine zur Ermittelung der Häufigkeit von Wortlängen aufgerufen. Mittels des MSDOS-Systemprogramms COMP.EXE werden die Ausgaben verglichen, die bei Verwendung der Assembler-Routine und der in C geschriebenen Routine erzeugt werden</text:p>
      <text:p text:style-name="P7"/>
      <text:p text:style-name="P7">Bitte beachten Sie die Anweisung „GOTO XX04“ in der Batch-Datei ANALYSE.BAT, mit der zur Zeit die Weiterverarbeitung und Umsortierung der Ausgaben verhindert wird. Bei Bedarf ist die Zeile mit „REM“ auszukommentieren.</text:p>
      <text:p text:style-name="P7"/>
      <text:p text:style-name="P7">Fehler-Rückgabecodes sind in ANALYSE.BAT vorgesehen, in WLENGTH.EXE aber bislang nicht implementiert.</text:p>
      <text:p text:style-name="P7"/>
      <text:p text:style-name="P7">Die Gesamtzahl der erkannten Worte einer Textdatei läßt sich mit dem Unix-Utility WC (WordCount) überprüfen.</text:p>
      <text:p text:style-name="P7"/>
      <text:p text:style-name="P7">Diese Ausgaben werden während eines Durchlaufs der Batch-Datei ANALYSE.BAT <text:s/>bei Bearbeitung der Beispieldatei datei.txt erzeugt:</text:p>
      <text:p text:style-name="P7"/>
      <text:p text:style-name="P11">Wortlaenge (ansteigend) - ihre Haeufigkeit</text:p>
      <text:p text:style-name="P11"><text:s text:c="4"/>1<text:tab/> <text:s text:c="3"/>3</text:p>
      <text:p text:style-name="P11"><text:s text:c="4"/>2<text:tab/> <text:s text:c="3"/>4</text:p>
      <text:p text:style-name="P11"><text:s text:c="4"/>3<text:tab/> <text:s text:c="3"/>2</text:p>
      <text:p text:style-name="P11"><text:s text:c="4"/>4<text:tab/> <text:s text:c="3"/>4</text:p>
      <text:p text:style-name="P11"><text:s text:c="4"/>6<text:tab/> <text:s text:c="3"/>2</text:p>
      <text:p text:style-name="P11"/>
      <text:p text:style-name="P11">Comparing AUSGABE.TXT and KONTROL.TXT...</text:p>
      <text:p text:style-name="P11">Files compare OK</text:p>
      <text:p text:style-name="P7"/>
      <text:p text:style-name="P7">Beispiel-Datei datei.txt:</text:p>
      <text:p text:style-name="P7"/>
      <text:p text:style-name="P10">h Dies hh h</text:p>
      <text:p text:style-name="P10">, z, h, ,.</text:p>
      <text:p text:style-name="P10">ist ein Test</text:p>
      <text:p text:style-name="P10">Zwei zeilig</text:p>
      <text:p text:style-name="P10">drei Zeilig</text:p>
      <text:p text:style-name="P6"/>
      <text:p text:style-name="P6">Durch die zeilenweise Abarbeitung mit Rücksprung ins Hauptprogramm wird der Programmtest erleichtert.</text:p>
      <text:p text:style-name="P6"/>
      <text:p text:style-name="P14"><text:span text:style-name="T5">Diese Ausgaben werden während eines Durchlaufs der Batch-Datei ANALYSE.BAT <text:s/></text:span><text:span text:style-name="T3">im Debug-Modus</text:span><text:span text:style-name="T2"> von WLENGTH.EXE (#define DEBUG_VERSION) </text:span><text:span text:style-name="T5">bei Bearbeitung der Beispieldatei datei.txt erzeugt</text:span><text:span text:style-name="T2">:</text:span></text:p>
      <text:p text:style-name="P29">Laenge der Dateizeile = 11</text:p>
      <text:p text:style-name="P10">Rueckgabewert 0</text:p>
      <text:p text:style-name="P10">Zeile = &lt;h Dies hh h&gt;</text:p>
      <text:p text:style-name="P10"><text:s text:c="4"/>1<text:tab/> <text:s text:c="3"/>2</text:p>
      <text:p text:style-name="P10"><text:s text:c="4"/>2<text:tab/> <text:s text:c="3"/>1</text:p>
      <text:p text:style-name="P10"><text:s text:c="4"/>4<text:tab/> <text:s text:c="3"/>1</text:p>
      <text:p text:style-name="P10">Laenge der Dateizeile = 10</text:p>
      <text:p text:style-name="P10">Rueckgabewert 0</text:p>
      <text:p text:style-name="P10">Zeile = &lt;, z, h, ,.&gt;</text:p>
      <text:p text:style-name="P10"><text:s text:c="4"/>1<text:tab/> <text:s text:c="3"/>3</text:p>
      <text:p text:style-name="P10"><text:s text:c="4"/>2<text:tab/> <text:s text:c="3"/>4</text:p>
      <text:p text:style-name="P10"><text:s text:c="4"/>4<text:tab/> <text:s text:c="3"/>1</text:p>
      <text:p text:style-name="P10">Laenge der Dateizeile = 12</text:p>
      <text:p text:style-name="P10">Rueckgabewert 0</text:p>
      <text:p text:style-name="P10">Zeile = &lt;ist ein Test&gt;</text:p>
      <text:p text:style-name="P10"><text:s text:c="4"/>1<text:tab/> <text:s text:c="3"/>3</text:p>
      <text:p text:style-name="P10"><text:s text:c="4"/>2<text:tab/> <text:s text:c="3"/>4</text:p>
      <text:p text:style-name="P10"><text:s text:c="4"/>3<text:tab/> <text:s text:c="3"/>2</text:p>
      <text:p text:style-name="P10"><text:s text:c="4"/>4<text:tab/> <text:s text:c="3"/>2</text:p>
      <text:p text:style-name="P10">Laenge der Dateizeile = 11</text:p>
      <text:p text:style-name="P10">Rueckgabewert 0</text:p>
      <text:p text:style-name="P10">Zeile = &lt;Zwei zeilig&gt;</text:p>
      <text:p text:style-name="P10"><text:s text:c="4"/>1<text:tab/> <text:s text:c="3"/>3</text:p>
      <text:p text:style-name="P10"><text:s text:c="4"/>2<text:tab/> <text:s text:c="3"/>4</text:p>
      <text:p text:style-name="P10"><text:s text:c="4"/>3<text:tab/> <text:s text:c="3"/>2</text:p>
      <text:p text:style-name="P10"><text:s text:c="4"/>4<text:tab/> <text:s text:c="3"/>3</text:p>
      <text:p text:style-name="P10"><text:s text:c="4"/>6<text:tab/> <text:s text:c="3"/>1</text:p>
      <text:p text:style-name="P10">Laenge der Dateizeile = 11</text:p>
      <text:p text:style-name="P10">Rueckgabewert 0</text:p>
      <text:p text:style-name="P10">Zeile = &lt;drei Zeilig&gt;</text:p>
      <text:p text:style-name="P10"><text:s text:c="4"/>1<text:tab/> <text:s text:c="3"/>3</text:p>
      <text:p text:style-name="P10"><text:s text:c="4"/>2<text:tab/> <text:s text:c="3"/>4</text:p>
      <text:p text:style-name="P10"><text:s text:c="4"/>3<text:tab/> <text:s text:c="3"/>2</text:p>
      <text:p text:style-name="P10"><text:s text:c="4"/>4<text:tab/> <text:s text:c="3"/>4</text:p>
      <text:p text:style-name="P10"><text:s text:c="4"/>6<text:tab/> <text:s text:c="3"/>2</text:p>
      <text:p text:style-name="P10">Endergebnis: </text:p>
      <text:p text:style-name="P10"><text:s text:c="4"/>1<text:tab/> <text:s text:c="3"/>3</text:p>
      <text:p text:style-name="P10"><text:s text:c="4"/>2<text:tab/> <text:s text:c="3"/>4</text:p>
      <text:p text:style-name="P10"><text:s text:c="4"/>3<text:tab/> <text:s text:c="3"/>2</text:p>
      <text:p text:style-name="P10"><text:s text:c="4"/>4<text:tab/> <text:s text:c="3"/>4</text:p>
      <text:p text:style-name="P4"><text:s text:c="4"/>6 <text:s text:c="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LinePrinter" svg:font-family="LinePrinter"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egoe UI"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45S</meta:editing-duration>
    <meta:editing-cycles>21</meta:editing-cycles>
    <meta:generator>LibreOffice/3.6$Windows_x86 LibreOffice_project/e183d5b-f8ccaf6-3804794-95b4be8-895629</meta:generator>
    <dc:date>2015-03-02T13:20:16.75</dc:date>
    <meta:document-statistic meta:table-count="0" meta:image-count="0" meta:object-count="0" meta:page-count="11" meta:paragraph-count="164" meta:word-count="2027" meta:character-count="14790" meta:non-whitespace-character-count="12566"/>
    <meta:user-defined meta:name="Info 1"/>
    <meta:user-defined meta:name="Info 2"/>
    <meta:user-defined meta:name="Info 3"/>
    <meta:user-defined meta:name="Info 4"/>
  </office:meta>
</office:document-meta>
</file>